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0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</office:automatic-styles>
  <office:body>
    <office:spreadsheet>
      <table:table table:name="List1" table:style-name="ta1" table:print="false">
        <table:table-column table:style-name="co3" table:number-columns-repeated="256" table:default-cell-style-name="ce7"/>
        <table:table-row table:style-name="ro3">
          <table:table-cell table:style-name="ce1" table:number-columns-repeated="13"/>
          <table:table-cell table:style-name="ce14" table:number-columns-repeated="13"/>
          <table:table-cell table:style-name="ce1"/>
          <table:table-cell table:number-columns-repeated="229"/>
        </table:table-row>
        <table:table-row table:style-name="ro3">
          <table:table-cell table:style-name="ce2" table:number-columns-repeated="13"/>
          <table:table-cell table:style-name="ce15" table:number-columns-repeated="11"/>
          <table:table-cell table:style-name="ce16" table:number-columns-repeated="2"/>
          <table:table-cell table:style-name="ce6"/>
          <table:table-cell table:style-name="ce17" table:number-columns-repeated="13"/>
          <table:table-cell table:number-columns-repeated="216"/>
        </table:table-row>
        <table:table-row table:style-name="ro3">
          <table:table-cell table:style-name="ce2" table:number-columns-repeated="22"/>
          <table:table-cell table:style-name="ce15"/>
          <table:table-cell table:style-name="ce2" table:number-columns-repeated="4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2" table:number-columns-repeated="4"/>
          <table:table-cell table:style-name="ce6" table:number-columns-repeated="2"/>
          <table:table-cell table:style-name="ce2" table:number-columns-repeated="14"/>
          <table:table-cell table:style-name="ce6" table:number-columns-repeated="2"/>
          <table:table-cell table:style-name="ce15"/>
          <table:table-cell table:style-name="ce2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5"/>
          <table:table-cell table:style-name="ce6" table:number-columns-repeated="3"/>
          <table:table-cell table:style-name="ce2"/>
          <table:table-cell table:style-name="ce6"/>
          <table:table-cell table:style-name="ce2"/>
          <table:table-cell table:style-name="ce6"/>
          <table:table-cell table:style-name="ce2" table:number-columns-repeated="9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6"/>
          <table:table-cell table:style-name="ce2" table:number-columns-repeated="2"/>
          <table:table-cell table:style-name="ce6" table:number-columns-repeated="3"/>
          <table:table-cell/>
          <table:table-cell table:style-name="ce18"/>
          <table:table-cell table:number-columns-repeated="12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2"/>
          <table:table-cell table:style-name="ce17"/>
          <table:table-cell table:number-columns-repeated="11"/>
          <table:table-cell table:style-name="ce17"/>
          <table:table-cell table:number-columns-repeated="214"/>
        </table:table-row>
        <table:table-row table:style-name="ro3">
          <table:table-cell table:style-name="ce3" office:value-type="string">
            <text:p>S</text:p>
          </table:table-cell>
          <table:table-cell table:number-columns-repeated="2" table:style-name="ce8" office:value-type="string">
            <text:p>R</text:p>
          </table:table-cell>
          <table:table-cell table:style-name="ce8" office:value-type="string">
            <text:p>Ť</text:p>
          </table:table-cell>
          <table:table-cell table:style-name="ce8" office:value-type="string">
            <text:p>S</text:p>
          </table:table-cell>
          <table:table-cell table:style-name="ce8" office:value-type="string">
            <text:p>O</text:p>
          </table:table-cell>
          <table:table-cell table:style-name="ce8" office:value-type="string">
            <text:p>V</text:p>
          </table:table-cell>
          <table:table-cell table:style-name="ce8" office:value-type="string">
            <text:p>A</text:p>
          </table:table-cell>
          <table:table-cell table:style-name="ce8" office:value-type="string">
            <text:p>Ľ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M</text:p>
          </table:table-cell>
          <table:table-cell table:style-name="ce11" office:value-type="string">
            <text:p>Š</text:p>
          </table:table-cell>
          <table:table-cell table:style-name="ce2" table:number-columns-repeated="8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3"/>
          <table:table-cell table:style-name="ce17"/>
          <table:table-cell table:number-columns-repeated="10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P</text:p>
          </table:table-cell>
          <table:table-cell table:style-name="ce2" office:value-type="string">
            <text:p>K</text:p>
          </table:table-cell>
          <table:table-cell table:style-name="ce2" office:value-type="string">
            <text:p>Á</text:p>
          </table:table-cell>
          <table:table-cell table:style-name="ce6" office:value-type="string">
            <text:p>D</text:p>
          </table:table-cell>
          <table:table-cell table:style-name="ce6" office:value-type="string">
            <text:p>J</text:p>
          </table:table-cell>
          <table:table-cell table:style-name="ce6" office:value-type="string">
            <text:p>A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U</text:p>
          </table:table-cell>
          <table:table-cell table:style-name="ce2" office:value-type="string">
            <text:p>R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12" office:value-type="string">
            <text:p>C</text:p>
          </table:table-cell>
          <table:table-cell table:style-name="ce2" table:number-columns-repeated="8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Č</text:p>
          </table:table-cell>
          <table:table-cell table:style-name="ce2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H</text:p>
          </table:table-cell>
          <table:table-cell table:style-name="ce2" office:value-type="string">
            <text:p>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U</text:p>
          </table:table-cell>
          <table:table-cell table:style-name="ce2" office:value-type="string">
            <text:p>L</text:p>
          </table:table-cell>
          <table:table-cell table:style-name="ce2" office:value-type="string">
            <text:p>G</text:p>
          </table:table-cell>
          <table:table-cell table:style-name="ce12" office:value-type="string">
            <text:p>K</text:p>
          </table:table-cell>
          <table:table-cell table:style-name="ce2" table:number-columns-repeated="8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U</text:p>
          </table:table-cell>
          <table:table-cell table:style-name="ce2" office:value-type="string">
            <text:p>R</text:p>
          </table:table-cell>
          <table:table-cell table:style-name="ce10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N</text:p>
          </table:table-cell>
          <table:table-cell table:style-name="ce2" office:value-type="string">
            <text:p>M</text:p>
          </table:table-cell>
          <table:table-cell table:style-name="ce12" office:value-type="string">
            <text:p>I</text:p>
          </table:table-cell>
          <table:table-cell table:style-name="ce2" table:number-columns-repeated="8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V</text:p>
          </table:table-cell>
          <table:table-cell table:style-name="ce2" office:value-type="string">
            <text:p>G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M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A</text:p>
          </table:table-cell>
          <table:table-cell table:style-name="ce12" office:value-type="string">
            <text:p>N</text:p>
          </table:table-cell>
          <table:table-cell table:style-name="ce2" table:number-columns-repeated="8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7"/>
          <table:table-cell table:style-name="ce17"/>
          <table:table-cell table:number-columns-repeated="6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</text:p>
          </table:table-cell>
          <table:table-cell table:style-name="ce2" office:value-type="string">
            <text:p>O</text:p>
          </table:table-cell>
          <table:table-cell table:style-name="ce2" office:value-type="string">
            <text:p>G</text:p>
          </table:table-cell>
          <table:table-cell table:style-name="ce10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H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style-name="ce12" office:value-type="string">
            <text:p>V</text:p>
          </table:table-cell>
          <table:table-cell table:style-name="ce2" table:number-columns-repeated="11"/>
          <table:table-cell table:style-name="ce6" table:number-columns-repeated="3"/>
          <table:table-cell table:number-columns-repeated="8"/>
          <table:table-cell table:style-name="ce17"/>
          <table:table-cell table:number-columns-repeated="5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R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P</text:p>
          </table:table-cell>
          <table:table-cell table:style-name="ce2" office:value-type="string">
            <text:p>U</text:p>
          </table:table-cell>
          <table:table-cell table:style-name="ce2" office:value-type="string">
            <text:p>K</text:p>
          </table:table-cell>
          <table:table-cell table:style-name="ce2" office:value-type="string">
            <text:p>S</text:p>
          </table:table-cell>
          <table:table-cell table:style-name="ce2" office:value-type="string">
            <text:p>R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12" office:value-type="string">
            <text:p>O</text:p>
          </table:table-cell>
          <table:table-cell table:style-name="ce2" table:number-columns-repeated="11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G</text:p>
          </table:table-cell>
          <table:table-cell table:style-name="ce2" office:value-type="string">
            <text:p>V</text:p>
          </table:table-cell>
          <table:table-cell table:style-name="ce2" office:value-type="string">
            <text:p>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Ý</text:p>
          </table:table-cell>
          <table:table-cell table:style-name="ce2" office:value-type="string">
            <text:p>R</text:p>
          </table:table-cell>
          <table:table-cell table:style-name="ce10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2" office:value-type="string">
            <text:p>DŽ</text:p>
          </table:table-cell>
          <table:table-cell table:style-name="ce2" table:number-columns-repeated="8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4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CH</text:p>
          </table:table-cell>
          <table:table-cell table:style-name="ce6" office:value-type="string">
            <text:p>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</text:p>
          </table:table-cell>
          <table:table-cell table:style-name="ce6" office:value-type="string">
            <text:p>O</text:p>
          </table:table-cell>
          <table:table-cell table:style-name="ce6" office:value-type="string">
            <text:p>V</text:p>
          </table:table-cell>
          <table:table-cell table:style-name="ce6" office:value-type="string">
            <text:p>DZ</text:p>
          </table:table-cell>
          <table:table-cell table:style-name="ce6" office:value-type="string">
            <text:p>R</text:p>
          </table:table-cell>
          <table:table-cell table:style-name="ce6" office:value-type="string">
            <text:p>V</text:p>
          </table:table-cell>
          <table:table-cell table:style-name="ce6" office:value-type="string">
            <text:p>CH</text:p>
          </table:table-cell>
          <table:table-cell table:style-name="ce12" office:value-type="string">
            <text:p>Ž</text:p>
          </table:table-cell>
          <table:table-cell table:style-name="ce6"/>
          <table:table-cell table:style-name="ce2"/>
          <table:table-cell table:style-name="ce6" table:number-columns-repeated="2"/>
          <table:table-cell table:style-name="ce2" table:number-columns-repeated="4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4" office:value-type="string">
            <text:p>Š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6" office:value-type="string">
            <text:p>K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B</text:p>
          </table:table-cell>
          <table:table-cell table:style-name="ce2" office:value-type="string">
            <text:p>E</text:p>
          </table:table-cell>
          <table:table-cell table:style-name="ce6" office:value-type="string">
            <text:p>I</text:p>
          </table:table-cell>
          <table:table-cell table:style-name="ce12" office:value-type="string">
            <text:p>I</text:p>
          </table:table-cell>
          <table:table-cell table:style-name="ce2" table:number-columns-repeated="8"/>
          <table:table-cell table:style-name="ce6" table:number-columns-repeated="2"/>
          <table:table-cell table:style-name="ce2"/>
          <table:table-cell table:style-name="ce6" table:number-columns-repeated="3"/>
          <table:table-cell table:style-name="ce1"/>
          <table:table-cell table:style-name="ce17" table:number-columns-repeated="12"/>
          <table:table-cell table:number-columns-repeated="216"/>
        </table:table-row>
        <table:table-row table:style-name="ro3">
          <table:table-cell table:style-name="ce5" office:value-type="string">
            <text:p>P</text:p>
          </table:table-cell>
          <table:table-cell table:style-name="ce9" office:value-type="string">
            <text:p>R</text:p>
          </table:table-cell>
          <table:table-cell table:style-name="ce9" office:value-type="string">
            <text:p>A</text:p>
          </table:table-cell>
          <table:table-cell table:style-name="ce9" office:value-type="string">
            <text:p>S</text:p>
          </table:table-cell>
          <table:table-cell table:number-columns-repeated="2" table:style-name="ce9" office:value-type="string">
            <text:p>A</text:p>
          </table:table-cell>
          <table:table-cell table:style-name="ce9" office:value-type="string">
            <text:p>K</text:p>
          </table:table-cell>
          <table:table-cell table:style-name="ce9" office:value-type="string">
            <text:p>Č</text:p>
          </table:table-cell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U</text:p>
          </table:table-cell>
          <table:table-cell table:style-name="ce9" office:value-type="string">
            <text:p>L</text:p>
          </table:table-cell>
          <table:table-cell table:style-name="ce13" office:value-type="string">
            <text:p>D</text:p>
          </table:table-cell>
          <table:table-cell table:style-name="ce2" table:number-columns-repeated="14"/>
          <table:table-cell table:number-columns-repeated="229"/>
        </table:table-row>
        <table:table-row table:style-name="ro3">
          <table:table-cell table:style-name="ce6"/>
          <table:table-cell table:style-name="ce2" table:number-columns-repeated="20"/>
          <table:table-cell table:style-name="ce6" table:number-columns-repeated="6"/>
          <table:table-cell table:number-columns-repeated="229"/>
        </table:table-row>
        <table:table-row table:style-name="ro3">
          <table:table-cell table:style-name="ce6" table:number-columns-repeated="2"/>
          <table:table-cell table:style-name="ce2"/>
          <table:table-cell table:style-name="ce6" table:number-columns-repeated="15"/>
          <table:table-cell table:style-name="ce2"/>
          <table:table-cell table:style-name="ce6" table:number-columns-repeated="8"/>
          <table:table-cell table:number-columns-repeated="229"/>
        </table:table-row>
        <table:table-row table:style-name="ro3">
          <table:table-cell table:style-name="ce6" table:number-columns-repeated="3"/>
          <table:table-cell table:style-name="ce2" table:number-columns-repeated="15"/>
          <table:table-cell table:style-name="ce6" table:number-columns-repeated="9"/>
          <table:table-cell table:number-columns-repeated="229"/>
        </table:table-row>
        <table:table-row table:style-name="ro3">
          <table:table-cell table:style-name="ce6" table:number-columns-repeated="27"/>
          <table:table-cell table:number-columns-repeated="229"/>
        </table:table-row>
        <table:table-row table:style-name="ro3" table:number-rows-repeated="6">
          <table:table-cell table:style-name="ce6" table:number-columns-repeated="19"/>
          <table:table-cell table:number-columns-repeated="237"/>
        </table:table-row>
        <table:table-row table:style-name="ro3" table:number-rows-repeated="319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3:57:1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7-06-16T12:47:21.75</meta:creation-date>
    <dc:language>sk-SK</dc:language>
    <meta:editing-cycles>2</meta:editing-cycles>
    <meta:editing-duration>PT3M35S</meta:editing-duration>
    <dc:date>2017-06-16T13:57:13.56</dc:date>
    <dc:creator>Alena Repiščáková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